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8.64cm" fo:min-width="13.724cm"/>
      <style:paragraph-properties style:writing-mode="lr-tb"/>
    </style:style>
    <style:style style:name="gr2" style:family="graphic" style:parent-style-name="standard">
      <style:graphic-properties svg:stroke-color="#000000" draw:fill-color="#ffbf00" draw:textarea-horizontal-align="justify" draw:textarea-vertical-align="middle" draw:auto-grow-height="false" fo:min-height="2.417cm" fo:min-width="3.9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6.22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93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1" style:family="paragraph">
      <loext:graphic-properties draw:fill-color="#ffffff"/>
      <style:paragraph-properties fo:text-align="center" style:writing-mode="lr-tb"/>
      <style:text-properties fo:font-weight="bold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bf00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style:font-name="Comfortaa" fo:font-size="32pt" fo:font-weight="bold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style:font-name="Comfortaa" fo:font-size="3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24cm" svg:height="8.89cm" svg:x="31.099cm" svg:y="3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4.445cm" svg:height="2.667cm" svg:x="39.982cm" svg:y="3.915cm">
          <text:p text:style-name="P2">Metric</text:p>
          <text:p text:style-name="P2">(Distances,jl)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445cm" svg:height="2.667cm" svg:x="32.76cm" svg:y="8.659cm">
          <text:p text:style-name="P2">Progrm</text:p>
          <text:p text:style-name="P2">Derivative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721cm" svg:height="1.568cm" svg:x="31.478cm" svg:y="4.043cm">
          <draw:text-box>
            <text:p><text:span text:style-name="T1">Distances</text:span></text:p>
          </draw:text-box>
        </draw:frame>
        <draw:frame draw:style-name="gr4" draw:text-style-name="P5" draw:layer="layout" svg:width="2.675cm" svg:height="1.043cm" svg:x="37.859cm" svg:y="10.635cm">
          <draw:text-box>
            <text:p>uses</text:p>
          </draw:text-box>
        </draw:frame>
        <draw:connector draw:style-name="gr5" draw:text-style-name="P6" draw:layer="layout" svg:x1="37.205cm" svg:y1="9.992cm" svg:x2="39.982cm" svg:y2="9.992cm" draw:start-shape="id1" draw:start-glue-point="1" draw:end-shape="id2" svg:d="M37205 9992h2777" svg:viewBox="0 0 2778 1">
          <text:p/>
        </draw:connector>
        <draw:custom-shape draw:style-name="gr2" draw:text-style-name="P3" xml:id="id2" draw:id="id2" draw:layer="layout" svg:width="4.445cm" svg:height="2.667cm" svg:x="39.982cm" svg:y="8.659cm">
          <text:p text:style-name="P2">Strlendist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42.204cm" svg:y1="8.659cm" svg:x2="42.204cm" svg:y2="6.582cm" draw:start-shape="id2" draw:start-glue-point="0" draw:end-shape="id3" svg:d="M42204 8659v-2077" svg:viewBox="0 0 1 2078">
          <text:p/>
        </draw:connector>
        <draw:frame draw:style-name="gr4" draw:text-style-name="P5" draw:layer="layout" svg:width="1.451cm" svg:height="1.043cm" svg:x="42.612cm" svg:y="7.444cm">
          <draw:text-box>
            <text:p>isa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0.333cm" fo:page-height="51.4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6T09:47:15.204321430</meta:creation-date>
    <dc:date>2022-07-20T23:06:54.129366653</dc:date>
    <meta:editing-duration>P17DT19H6M52S</meta:editing-duration>
    <meta:editing-cycles>223</meta:editing-cycles>
    <meta:generator>LibreOffice/7.3.4.2$Linux_X86_64 LibreOffice_project/30$Build-2</meta:generator>
    <meta:document-statistic meta:object-count="9"/>
  </office:meta>
</office:document-meta>
</file>